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4 — RHCE AUTOMATION / LABS</text:p>
          </draw:text-box>
        </draw:frame>
        <draw:frame draw:style-name="TransBox" svg:width="31.8700cm" svg:height="5.5000cm" svg:x="1.0000cm" svg:y="2.3000cm">
          <draw:text-box>
            <text:p text:style-name="PTitleMain">Lab: Role-Based Web Service Deploy</text:p>
          </draw:text-box>
        </draw:frame>
        <draw:frame draw:style-name="TransBox" svg:width="31.8700cm" svg:height="3.5000cm" svg:x="1.0000cm" svg:y="8.8000cm">
          <draw:text-box>
            <text:p text:style-name="PBody">Track: RHCE Estimated time: 60 minutes Topology: Single VM (localhost) or two VMs if available Steps</text:p>
          </draw:text-box>
        </draw:frame>
        <draw:frame draw:style-name="TransBox" svg:width="31.8700cm" svg:height="1.0000cm" svg:x="1.0000cm" svg:y="17.8000cm">
          <draw:text-box>
            <text:p text:style-name="PFooter">04-rhce/labs/02-role-web-deploy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Prerequisites</text:p>
            <text:p text:style-name="PBullet">▶  Success criteria</text:p>
            <text:p text:style-name="PBullet">▶  Steps</text:p>
            <text:p text:style-name="PBullet">▶  Cleanup</text:p>
            <text:p text:style-name="PBullet">▶  Why this matters in production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erequisites</text:p>
          </draw:text-box>
        </draw:frame>
        <draw:frame draw:style-name="TransBox" svg:width="31.8700cm" svg:height="13.5500cm" svg:x="1.0000cm" svg:y="4.0000cm">
          <draw:text-box>
            <text:p text:style-name="PBullet">• Completed Roles and Collections and Deploy a Service with Ansible</text:p>
            <text:p text:style-name="PBullet">• ansible-core and ansible.posix collection installed</text:p>
            <text:p text:style-name="PBullet">• VM snapshot taken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ccess criteria</text:p>
          </draw:text-box>
        </draw:frame>
        <draw:frame draw:style-name="TransBox" svg:width="31.8700cm" svg:height="13.5500cm" svg:x="1.0000cm" svg:y="4.0000cm">
          <draw:text-box>
            <text:p text:style-name="PBullet">• An nginx role deploys nginx with a custom port (8080)</text:p>
            <text:p text:style-name="PBullet">• firewalld is configured via Ansible</text:p>
            <text:p text:style-name="PBullet">• SELinux context is set correctly via Ansible</text:p>
            <text:p text:style-name="PBullet">• Playbook is idempotent</text:p>
            <text:p text:style-name="PBullet">• Curl confirms the service is accessibl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leanup</text:p>
          </draw:text-box>
        </draw:frame>
        <draw:frame draw:style-name="CodeBox" svg:width="31.8700cm" svg:height="13.5500cm" svg:x="1.0000cm" svg:y="4.0000cm">
          <draw:text-box>
            <text:p text:style-name="PCode">cd ~
ansible-playbook -i role-lab/inventory.ini role-lab/site.yml \
  -e "nginx_port=8080" --tags never ||:
sudo systemctl disable --now nginx
sudo dnf remove -y nginx
sudo semanage port -d -t http_port_t -p tcp 8080 2&gt;/dev/null || true
sudo firewall-cmd --permanent --remove-port=8080/tcp 2&gt;/dev/null || true
sudo firewall-cmd --reload
rm -rf ~/role-lab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y this matters in production</text:p>
          </draw:text-box>
        </draw:frame>
        <draw:frame draw:style-name="TransBox" svg:width="31.8700cm" svg:height="13.5500cm" svg:x="1.0000cm" svg:y="4.0000cm">
          <draw:text-box>
            <text:p text:style-name="PBullet">• Roles are the unit of reuse in Ansible. An nginx role can be dropped into</text:p>
            <text:p text:style-name="PBullet">• any project and parameterised for dev (port 8080) vs prod (port 443). The</text:p>
            <text:p text:style-name="PBullet">• SELinux and firewalld steps inside the role mean the service is correctly</text:p>
            <text:p text:style-name="PBullet">• hardened by default — the role encapsulates all three: software, firewall,</text:p>
            <text:p text:style-name="PBullet">• and MAC policy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Lab: Role-Based Web Service Deploy</text:p>
          </draw:text-box>
        </draw:frame>
        <draw:frame draw:style-name="TransBox" svg:width="31.8700cm" svg:height="13.5500cm" svg:x="1.0000cm" svg:y="4.0000cm">
          <draw:text-box>
            <text:p text:style-name="PBullet">✓  Prerequisites: Completed Roles and Collections and Deploy a Service with Ansible</text:p>
            <text:p text:style-name="PBullet">✓  Success criteria: An nginx role deploys nginx with a custom port (8080)</text:p>
            <text:p text:style-name="PBullet">✓  Cleanup</text:p>
            <text:p text:style-name="PBullet">✓  Why this matters in production: Roles are the unit of reuse in Ansible. An nginx role can be dropped into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